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/200000EB000675A5000430498AE6301E.wmf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jpeg" manifest:full-path="Object 1/Pictures/10000000000001C2000001BFF73641F8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00" draw:textarea-horizontal-align="justify" draw:textarea-vertical-align="top" draw:auto-grow-height="true" fo:padding-top="0.381cm" fo:padding-bottom="0.381cm" fo:padding-left="0.508cm" fo:padding-right="0.508cm" fo:wrap-option="no-wrap" draw:shadow="hidden" draw:shadow-color="#808080"/>
    </style:style>
    <style:style style:name="gr9" style:family="graphic" style:parent-style-name="standard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dash" draw:stroke-dash="Dash_20_2" svg:stroke-width="0.079cm" svg:stroke-color="#000000" draw:stroke-linejoin="miter" draw:fill="none" draw:fill-color="#008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0099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dash" draw:stroke-dash="Dash_20_2" svg:stroke-width="0.079cm" svg:stroke-color="#ff0000" svg:stroke-opacity="100%" draw:stroke-linejoin="round" draw:fill="none" draw:fill-color="#00cc99" draw:textarea-horizontal-align="left" draw:textarea-vertical-align="top" draw:auto-grow-height="false" fo:padding-top="0.127cm" fo:padding-bottom="0.127cm" fo:padding-left="0.254cm" fo:padding-right="0.254cm" fo:wrap-option="no-wrap" draw:shadow="hidden" draw:shadow-offset-x="0.071cm" draw:shadow-offset-y="0.071cm" draw:shadow-color="#808080" draw:shadow-opacity="100%"/>
    </style:style>
    <style:style style:name="gr21" style:family="graphic" style:parent-style-name="standard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66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993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66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339966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1.357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39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314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442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283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2.758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/>
    </style:style>
    <style:style style:name="P3" style:family="paragraph">
      <style:paragraph-properties fo:margin-left="0cm" fo:margin-right="0cm" fo:line-height="100%" text:enable-numbering="false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100%" fo:text-align="end" text:enable-numbering="false" fo:text-indent="0cm"/>
    </style:style>
    <style:style style:name="P6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7" style:family="paragraph">
      <style:paragraph-properties fo:margin-left="2.54cm" fo:margin-right="0cm" fo:margin-top="0.22cm" fo:margin-bottom="0cm" fo:line-height="100%" fo:text-align="start" text:enable-numbering="true" fo:text-indent="-0.635cm" style:punctuation-wrap="simple" style:line-break="normal" style:writing-mode="lr-tb"/>
    </style:style>
    <style:style style:name="P8" style:family="paragraph">
      <style:paragraph-properties fo:margin-left="0cm" fo:margin-right="0cm" fo:margin-top="0.846cm" fo:margin-bottom="0cm" fo:line-height="100%" fo:text-align="justify" text:enable-numbering="false" fo:text-indent="0cm"/>
    </style:style>
    <style:style style:name="P9" style:family="paragraph">
      <style:paragraph-properties fo:margin-left="0cm" fo:margin-right="0cm" fo:line-height="100%" fo:text-align="justify" text:enable-numbering="false" fo:text-indent="0cm"/>
    </style:style>
    <style:style style:name="P10" style:family="paragraph">
      <style:paragraph-properties fo:margin-left="1.746cm" fo:margin-right="0cm" fo:margin-top="0.211cm" fo:margin-bottom="0cm" fo:line-height="100%" fo:text-align="justify" text:enable-numbering="true" fo:text-indent="-0.635cm" style:punctuation-wrap="simple" style:line-break="normal" style:writing-mode="lr-tb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fo:margin-left="0.793cm" fo:margin-right="0cm" fo:margin-top="0.211cm" fo:margin-bottom="0cm" text:enable-numbering="true" fo:text-indent="-0.793cm"/>
    </style:style>
    <style:style style:name="P13" style:family="paragraph">
      <style:paragraph-properties fo:margin-left="2.063cm" fo:margin-right="0cm" fo:margin-top="0.176cm" fo:margin-bottom="0cm" text:enable-numbering="true" fo:text-indent="-0.793cm"/>
    </style:style>
    <style:style style:name="P14" style:family="paragraph">
      <style:paragraph-properties fo:margin-left="0.952cm" fo:margin-right="0cm" fo:margin-top="0.617cm" fo:margin-bottom="0cm" fo:line-height="80%" text:enable-numbering="true" fo:text-indent="-0.952cm"/>
    </style:style>
    <style:style style:name="P15" style:family="paragraph">
      <style:paragraph-properties fo:margin-left="2.063cm" fo:margin-right="0cm" fo:margin-top="0.048cm" fo:margin-bottom="0cm" fo:line-height="80%" text:enable-numbering="true" fo:text-indent="-0.793cm"/>
    </style:style>
    <style:style style:name="P16" style:family="paragraph">
      <style:paragraph-properties fo:margin-left="2.063cm" fo:margin-right="0cm" fo:margin-top="0.105cm" fo:margin-bottom="0cm" fo:line-height="85%" text:enable-numbering="true" fo:text-indent="-0.793cm"/>
    </style:style>
    <style:style style:name="P17" style:family="paragraph">
      <style:paragraph-properties fo:margin-left="2.063cm" fo:margin-right="0cm" fo:margin-top="0.158cm" fo:margin-bottom="0cm" fo:line-height="80%" text:enable-numbering="true" fo:text-indent="-0.793cm"/>
    </style:style>
    <style:style style:name="P18" style:family="paragraph">
      <style:paragraph-properties fo:margin-left="0.952cm" fo:margin-right="0cm" fo:margin-top="0.529cm" fo:margin-bottom="0cm" fo:line-height="80%" text:enable-numbering="false" fo:text-indent="-0.952cm"/>
    </style:style>
    <style:style style:name="P19" style:family="paragraph">
      <style:paragraph-properties fo:margin-left="0.952cm" fo:margin-right="0cm" fo:margin-top="0.529cm" fo:margin-bottom="0cm" fo:line-height="80%" fo:text-align="justify" text:enable-numbering="true" fo:text-indent="-0.952cm"/>
    </style:style>
    <style:style style:name="P20" style:family="paragraph">
      <style:paragraph-properties fo:margin-left="2.063cm" fo:margin-right="0cm" fo:margin-top="0.088cm" fo:margin-bottom="0cm" fo:line-height="80%" fo:text-align="justify" text:enable-numbering="true" fo:text-indent="-0.793cm"/>
    </style:style>
    <style:style style:name="P21" style:family="paragraph">
      <style:paragraph-properties fo:margin-left="2.063cm" fo:margin-right="0cm" fo:margin-top="0.176cm" fo:margin-bottom="0cm" fo:line-height="80%" fo:text-align="justify" text:enable-numbering="true" fo:text-indent="-0.793cm"/>
    </style:style>
    <style:style style:name="P22" style:family="paragraph">
      <style:paragraph-properties fo:margin-left="0.952cm" fo:margin-right="0cm" fo:margin-top="0.176cm" fo:margin-bottom="0cm" fo:line-height="80%" fo:text-align="justify" text:enable-numbering="false" fo:text-indent="-0.952cm"/>
    </style:style>
    <style:style style:name="P23" style:family="paragraph">
      <style:paragraph-properties fo:margin-left="0.952cm" fo:margin-right="0cm" fo:margin-top="0.617cm" fo:margin-bottom="0cm" fo:line-height="80%" fo:text-align="justify" text:enable-numbering="true" fo:text-indent="-0.952cm"/>
    </style:style>
    <style:style style:name="P24" style:family="paragraph">
      <style:paragraph-properties fo:margin-left="2.063cm" fo:margin-right="0cm" fo:margin-top="0.529cm" fo:margin-bottom="0cm" fo:line-height="80%" fo:text-align="justify" text:enable-numbering="true" fo:text-indent="-0.793cm"/>
    </style:style>
    <style:style style:name="P25" style:family="paragraph">
      <style:paragraph-properties fo:margin-left="3.175cm" fo:margin-right="0cm" fo:margin-top="0.088cm" fo:margin-bottom="0cm" fo:line-height="90%" fo:text-align="justify" text:enable-numbering="true" fo:text-indent="-0.635cm"/>
    </style:style>
    <style:style style:name="P26" style:family="paragraph">
      <style:paragraph-properties fo:margin-left="3.175cm" fo:margin-right="0cm" fo:margin-top="0.088cm" fo:margin-bottom="0cm" fo:line-height="80%" fo:text-align="justify" text:enable-numbering="true" fo:text-indent="-0.635cm"/>
    </style:style>
    <style:style style:name="P27" style:family="paragraph">
      <style:paragraph-properties fo:margin-left="0.952cm" fo:margin-right="0cm" fo:margin-top="0.493cm" fo:margin-bottom="0cm" fo:line-height="80%" text:enable-numbering="false" fo:text-indent="-0.952cm"/>
    </style:style>
    <style:style style:name="P28" style:family="paragraph">
      <style:paragraph-properties fo:margin-left="2.063cm" fo:margin-right="0cm" fo:margin-top="0.211cm" fo:margin-bottom="0cm" fo:line-height="80%" text:enable-numbering="true" fo:text-indent="-0.793cm"/>
    </style:style>
    <style:style style:name="P29" style:family="paragraph">
      <style:paragraph-properties fo:margin-left="0.952cm" fo:margin-right="0cm" fo:margin-top="0.617cm" fo:margin-bottom="0cm" text:enable-numbering="false" fo:text-indent="-0.952cm"/>
    </style:style>
    <style:style style:name="P30" style:family="paragraph">
      <style:paragraph-properties fo:margin-left="0.952cm" fo:margin-right="0cm" fo:margin-top="0.617cm" fo:margin-bottom="0cm" fo:line-height="80%" text:enable-numbering="false" fo:text-indent="-0.952cm"/>
    </style:style>
    <style:style style:name="P31" style:family="paragraph">
      <style:paragraph-properties fo:margin-left="0.952cm" fo:margin-right="0cm" fo:margin-top="0.22cm" fo:margin-bottom="0cm" text:enable-numbering="false" fo:text-indent="-0.952cm"/>
    </style:style>
    <style:style style:name="P32" style:family="paragraph">
      <style:paragraph-properties fo:margin-left="2.063cm" fo:margin-right="0cm" fo:margin-top="0cm" fo:margin-bottom="0cm" text:enable-numbering="true" fo:text-indent="-0.793cm"/>
    </style:style>
    <style:style style:name="P33" style:family="paragraph">
      <style:paragraph-properties fo:margin-left="0.952cm" fo:margin-right="0cm" fo:margin-top="0.44cm" fo:margin-bottom="0cm" text:enable-numbering="false" fo:text-indent="-0.952cm"/>
    </style:style>
    <style:style style:name="P34" style:family="paragraph">
      <style:paragraph-properties fo:margin-left="0.952cm" fo:margin-right="0cm" fo:margin-top="0.551cm" fo:margin-bottom="0cm" text:enable-numbering="false" fo:text-indent="-0.952cm"/>
    </style:style>
    <style:style style:name="P35" style:family="paragraph">
      <style:paragraph-properties fo:margin-left="0.952cm" fo:margin-right="0cm" fo:margin-top="0.246cm" fo:margin-bottom="0cm" text:enable-numbering="true" fo:text-indent="-0.952cm"/>
    </style:style>
    <style:style style:name="P36" style:family="paragraph">
      <style:paragraph-properties fo:margin-left="0cm" fo:margin-right="0cm" fo:margin-top="0.141cm" fo:margin-bottom="0cm" fo:line-height="90%" fo:text-align="center" text:enable-numbering="false" fo:text-indent="0cm"/>
    </style:style>
    <style:style style:name="P37" style:family="paragraph">
      <style:paragraph-properties fo:margin-left="0cm" fo:margin-right="0cm" fo:margin-top="0.123cm" fo:margin-bottom="0cm" fo:line-height="90%" fo:text-align="center" text:enable-numbering="false" fo:text-indent="0cm"/>
    </style:style>
    <style:style style:name="P38" style:family="paragraph">
      <style:paragraph-properties fo:margin-left="0.952cm" fo:margin-right="0cm" fo:margin-top="0.123cm" fo:margin-bottom="0cm" fo:line-height="90%" text:enable-numbering="false" fo:text-indent="-0.952cm"/>
    </style:style>
    <style:style style:name="P39" style:family="paragraph">
      <style:paragraph-properties fo:margin-left="0cm" fo:margin-right="0cm" fo:margin-top="0.141cm" fo:margin-bottom="0cm" fo:line-height="90%" text:enable-numbering="false" fo:text-indent="0cm"/>
    </style:style>
    <style:style style:name="P40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41" style:family="paragraph">
      <style:paragraph-properties fo:margin-left="0cm" fo:margin-right="0cm" fo:line-height="85%" text:enable-numbering="false" fo:text-indent="0cm"/>
    </style:style>
    <style:style style:name="P42" style:family="paragraph">
      <style:paragraph-properties fo:margin-left="0cm" fo:margin-right="0cm" fo:line-height="85%" fo:text-align="center" text:enable-numbering="false" fo:text-indent="0cm"/>
    </style:style>
    <style:style style:name="T1" style:family="text">
      <style:text-properties fo:font-family="'Bookman Old Style'" style:font-family-generic="roman" style:font-pitch="variable" fo:font-size="20pt" fo:language="en" fo:country="CA" fo:font-weight="bold" style:font-size-asian="20pt" style:font-weight-asian="bold" style:font-size-complex="20pt" style:font-weight-complex="bold"/>
    </style:style>
    <style:style style:name="T2" style:family="text">
      <style:text-properties fo:font-family="'Bookman Old Style'" style:font-family-generic="roman" style:font-pitch="variable" fo:font-size="16pt" fo:language="en" fo:country="CA" style:font-size-asian="16pt" style:font-size-complex="16pt"/>
    </style:style>
    <style:style style:name="T3" style:family="text">
      <style:text-properties fo:font-family="Arial" style:font-family-generic="swiss" style:font-pitch="variable"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font-family="'Arial Black'" style:font-family-generic="swiss" style:font-pitch="variable" fo:font-size="40pt" fo:language="en" fo:country="GB" fo:text-shadow="1pt 1pt" fo:font-weight="bold" style:font-size-asian="40pt" style:font-weight-asian="bold" style:font-size-complex="40pt" style:font-weight-complex="bold"/>
    </style:style>
    <style:style style:name="T5" style:family="text">
      <style:text-properties fo:font-family="'Arial Black'" style:font-family-generic="swiss" style:font-pitch="variable" fo:font-size="28pt" fo:language="en" fo:country="GB" fo:text-shadow="1pt 1pt" fo:font-weight="bold" style:font-size-asian="28pt" style:font-weight-asian="bold" style:font-size-complex="28pt" style:font-weight-complex="bold"/>
    </style:style>
    <style:style style:name="T6" style:family="text">
      <style:text-properties fo:font-family="Arial" style:font-family-generic="swiss" style:font-pitch="variable" fo:font-size="14pt" style:font-size-asian="14pt" style:font-size-complex="14pt"/>
    </style:style>
    <style:style style:name="T7" style:family="text">
      <style:text-properties fo:font-family="Arial" style:font-family-generic="swiss" style:font-pitch="variable"/>
    </style:style>
    <style:style style:name="T8" style:family="text"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9" style:family="text">
      <style:text-properties fo:font-family="'Arial Black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4pt" fo:language="en" fo:country="US" style:font-size-asian="24pt" style:font-size-complex="24pt"/>
    </style:style>
    <style:style style:name="T18" style:family="text">
      <style:text-properties fo:font-size="20pt" fo:language="en" fo:country="US" style:font-size-asian="20pt" style:font-size-complex="20pt"/>
    </style:style>
    <style:style style:name="T19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20" style:family="text">
      <style:text-properties fo:font-size="25pt" fo:language="en" fo:country="US" fo:font-weight="bold" style:font-size-asian="25pt" style:font-weight-asian="bold" style:font-size-complex="25pt" style:font-weight-complex="bold"/>
    </style:style>
    <style:style style:name="T21" style:family="text">
      <style:text-properties fo:font-size="28pt" fo:language="en" fo:country="US" style:font-size-asian="28pt" style:font-size-complex="28pt"/>
    </style:style>
    <style:style style:name="T22" style:family="text">
      <style:text-properties fo:font-family="Arial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23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family="Arial" style:font-family-generic="swiss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25" style:family="text">
      <style:text-properties fo:font-family="Arial" style:font-family-generic="swiss" style:font-pitch="variable" fo:font-size="14pt" fo:language="en" fo:country="US" style:font-size-asian="14pt" style:font-size-complex="14pt"/>
    </style:style>
    <style:style style:name="T26" style:family="text">
      <style:text-properties fo:color="#ffffff" fo:font-family="Arial" style:font-family-generic="swiss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color="#ffffff" fo:font-family="Arial" style:font-family-generic="swiss" style:font-pitch="variable" fo:font-size="14pt" fo:language="en" fo:country="US" style:font-size-asian="14pt" style:font-size-complex="14pt"/>
    </style:style>
    <style:style style:name="T28" style:family="text">
      <style:text-properties fo:color="#ffffff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ffffff" fo:font-family="Arial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0" style:family="text">
      <style:text-properties fo:color="#000000" fo:font-family="'Arial Black'" style:font-family-generic="swiss" style:font-pitch="variable" fo:font-size="40pt" style:font-size-asian="40pt" style:font-size-complex="40pt"/>
    </style:style>
    <style:style style:name="T31" style:family="text">
      <style:text-properties fo:font-family="Arial" style:font-family-generic="swiss" style:font-pitch="variable" fo:font-size="18pt" fo:language="en" fo:country="CA" fo:font-weight="bold" style:font-size-asian="18pt" style:font-weight-asian="bold" style:font-size-complex="18pt" style:font-weight-complex="bold"/>
    </style:style>
    <style:style style:name="T32" style:family="text">
      <style:text-properties fo:font-family="Arial" style:font-family-generic="swiss" style:font-pitch="variable" fo:font-size="18pt" fo:language="en" fo:country="CA" style:font-size-asian="18pt" style:font-size-complex="18pt"/>
    </style:style>
    <style:style style:name="T33" style:family="text">
      <style:text-properties fo:font-family="Arial" style:font-family-generic="swiss" style:font-pitch="variable" fo:font-size="16pt" style:font-size-asian="16pt" style:font-size-complex="16pt"/>
    </style:style>
    <style:style style:name="T34" style:family="text">
      <style:text-properties fo:font-family="Arial" style:font-family-generic="swiss" style:font-pitch="variable" fo:font-size="18pt" style:font-size-asian="18pt" style:font-size-complex="18pt"/>
    </style:style>
    <style:style style:name="T35" style:family="text">
      <style:text-properties fo:color="#ffffff" fo:font-family="Arial" style:font-family-generic="swiss" style:font-pitch="variable" fo:font-size="18pt" fo:language="en" fo:country="CA" fo:font-weight="bold" style:font-size-asian="18pt" style:font-weight-asian="bold" style:font-size-complex="18pt" style:font-weight-complex="bold"/>
    </style:style>
    <style:style style:name="T36" style:family="text">
      <style:text-properties fo:font-family="Arial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7" style:family="text">
      <style:text-properties fo:font-family="'Arial Black'" style:font-family-generic="swiss" style:font-pitch="variable" fo:font-size="36pt" style:font-size-asian="36pt" style:font-size-complex="36pt"/>
    </style:style>
    <style:style style:name="T38" style:family="text">
      <style:text-properties fo:font-family="Arial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text-properties fo:font-family="'Bookman Old Styl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905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11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Emergency Measures Radio Group               Ottawa ARES</presentation:footer-decl>
      <draw:page draw:name="Slide 1" draw:style-name="dp1" draw:master-page-name="Default" presentation:presentation-page-layout-name="AL1T0" presentation:use-footer-name="ftr1">
        <draw:custom-shape draw:style-name="gr1" draw:text-style-name="P1" draw:layer="layout" svg:width="5.601cm" svg:height="2.822cm" svg:x="4.665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01cm" svg:height="2.822cm" svg:x="4.665cm" svg:y="5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5.7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48cm" svg:height="2.802cm" svg:x="10.795cm" svg:y="3.418cm">
          <text:p text:style-name="P2"><text:span text:style-name="T1">EMERGENCY MEASURES RADIO GROUP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6.268cm" svg:height="1.108cm" svg:x="12.571cm" svg:y="6.584cm">
          <text:p text:style-name="P3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1.538cm" svg:height="0.937cm" svg:x="7.231cm" svg:y="8.524cm">
          <text:p text:style-name="P3"><text:span text:style-name="T2">Two Names - One Group - One Purpose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3.611cm" svg:height="2.342cm" svg:x="5.702cm" svg:y="3.025cm">
          <draw:image xlink:href="Pictures/200000EB000675A5000430498AE6301E.wmf" xlink:type="simple" xlink:show="embed" xlink:actuate="onLoad">
            <text:p/>
          </draw:image>
        </draw:frame>
        <draw:frame draw:style-name="gr5" draw:layer="layout" svg:width="2.328cm" svg:height="2.364cm" svg:x="6.35cm" svg:y="5.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4.234cm" svg:height="0.853cm" svg:x="1.058cm" svg:y="0.878cm">
          <text:p text:style-name="P3"><text:span text:style-name="T3">EMRG-{xxx}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8.841cm" svg:height="0.853cm" svg:x="15.452cm" svg:y="0.878cm">
          <text:p text:style-name="P5"><text:span text:style-name="T3">Data Communications</text:span></text:p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1.058cm" svg:y1="2.117cm" svg:x2="24.293cm" svg:y2="2.117cm">
          <text:p/>
        </draw:line>
        <draw:custom-shape draw:style-name="gr2" draw:text-style-name="P1" draw:layer="layout" svg:width="23.235cm" svg:height="4.832cm" svg:x="1.058cm" svg:y="10.548cm">
          <text:p text:style-name="P2"><text:span text:style-name="T4">Amateur Radio Data Communications</text:span></text:p>
          <text:p text:style-name="P2"><text:span text:style-name="T5">Ottawa ARES Views &amp; Plans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3.235cm" svg:height="0.877cm" svg:x="1.058cm" svg:y="17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22cm" svg:height="0.853cm" svg:x="1.028cm" svg:y="17.573cm">
          <text:p text:style-name="P6"><text:span text:style-name="T6">Date Of Last Change: <text:s/>2008-01-05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292cm" svg:height="0.853cm" svg:x="20.736cm" svg:y="17.604cm">
          <text:p text:style-name="P6"><text:span text:style-name="T6">Version: <text:s/>1.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2" draw:style-name="dp3" draw:master-page-name="Default" presentation:use-footer-name="ftr1">
        <draw:custom-shape draw:style-name="gr2" draw:text-style-name="P1" draw:id="id1" draw:layer="layout" svg:width="21.357cm" svg:height="6.561cm" svg:x="1.931cm" svg:y="3.691cm">
          <text:list text:style-name="L2">
            <text:list-item>
              <text:p text:style-name="P3"><text:span text:style-name="T7">Clients are the groups or organizations who actually use ARES services;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<text:span text:style-name="T8">City of Ottawa, Dept of Community Services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<text:span text:style-name="T8">Ottawa Red Cross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<text:span text:style-name="T8">Ottawa Salvation Army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<text:span text:style-name="T8">Ottawa Hospital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7.385cm" svg:height="1.785cm" svg:x="8.854cm" svg:y="1.116cm">
          <text:p text:style-name="P2"><text:span text:style-name="T9">CLIENTS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id="id2" draw:layer="layout" svg:width="20.108cm" svg:height="6.179cm" svg:x="2.858cm" svg:y="10.491cm">
          <text:p text:style-name="P8"><text:span text:style-name="T10">Our clients do not depend on Email for emergency communications, so a backup email solution is not a requirement.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6cm" svg:x="3.175cm" svg:y="1.904cm" draw:page-number="2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3" draw:style-name="dp3" draw:master-page-name="Default" presentation:use-footer-name="ftr1">
        <draw:custom-shape draw:style-name="gr2" draw:text-style-name="P1" draw:id="id3" draw:layer="layout" svg:width="22.499cm" svg:height="4.747cm" svg:x="1.896cm" svg:y="3.911cm">
          <text:list text:style-name="L2">
            <text:list-item>
              <text:p text:style-name="P9"><text:span text:style-name="T7">Partners are groups or organizations who ARES reports to, or who support ARES services;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11">Office of Emergency Management (OEM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0"><text:span text:style-name="T11">Ottawa Fire Services (OFS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9.041cm" svg:height="1.785cm" svg:x="8.026cm" svg:y="1.116cm">
          <text:p text:style-name="P2"><text:span text:style-name="T9">PARTNERS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id="id4" draw:layer="layout" svg:width="20.434cm" svg:height="5.677cm" svg:x="2.43cm" svg:y="10.288cm">
          <text:p text:style-name="P8"><text:span text:style-name="T10">The City of Ottawa is not looking for ARES to provide a backup email solution. If a backup solution is required, they will provide their own. 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6cm" svg:x="3.175cm" svg:y="1.904cm" draw:page-number="3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TATUS OF DATA COMMUNICATIONS IN OTTAWA" draw:style-name="dp3" draw:master-page-name="Default" presentation:presentation-page-layout-name="AL2T1" presentation:use-footer-name="ftr1">
        <draw:frame presentation:style-name="pr2" draw:text-style-name="P1" draw:layer="layout" svg:width="22.86cm" svg:height="3.309cm" svg:x="1.27cm" svg:y="0.696cm" presentation:class="title" presentation:user-transformed="true">
          <draw:text-box>
            <text:p text:style-name="P11"><text:span text:style-name="T12">STATUS OF DATA COMMUNICATIONS IN OTTAWA</text:span></text:p>
          </draw:text-box>
        </draw:frame>
        <draw:frame presentation:style-name="pr3" draw:text-style-name="P1" draw:layer="layout" svg:width="22.86cm" svg:height="11.617cm" svg:x="1.27cm" svg:y="4.868cm" presentation:class="outline" presentation:user-transformed="true">
          <draw:text-box>
            <text:list text:style-name="L7">
              <text:list-item>
                <text:p text:style-name="P12"><text:span text:style-name="T13">No clients have requested data services from ARES.</text:span></text:p>
              </text:list-item>
            </text:list>
            <text:list text:style-name="L7">
              <text:list-item>
                <text:p text:style-name="P12"><text:span text:style-name="T13">Ottawa ARES recognizes that voice networks are not efficient for moving large amounts of information, so data services would be useful. </text:span></text:p>
              </text:list-item>
            </text:list>
            <text:list text:style-name="L7">
              <text:list-item>
                <text:p text:style-name="P12"><text:span text:style-name="T13">Data communications is viewed as non critical. Voice will be used for all critical communications.</text:span></text:p>
              </text:list-item>
            </text:list>
            <text:list text:style-name="L7">
              <text:list-item>
                <text:p text:style-name="P12"><text:span text:style-name="T13">Data communications is not part of the Ottawa ARES 2008 plan. </text:span>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14">Work will continue, as time permits, on improving the packet infrastructure and our understanding of data communication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4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DATA REQUIREMENT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11"><text:span text:style-name="T12">DATA REQUIREMENTS</text:span></text:p>
          </draw:text-box>
        </draw:frame>
        <draw:frame presentation:style-name="pr4" draw:text-style-name="P1" draw:layer="layout" svg:width="22.86cm" svg:height="13.658cm" svg:x="1.27cm" svg:y="3.937cm" presentation:class="outline" presentation:user-transformed="true">
          <draw:text-box>
            <text:list text:style-name="L8">
              <text:list-item>
                <text:p text:style-name="P14"><text:span text:style-name="T15">Communications is within the local Ottawa area, although “rest of world” connectivity could be a nice feature to have.</text:span></text:p>
              </text:list-item>
            </text:list>
            <text:list text:style-name="L8">
              <text:list-item>
                <text:p text:style-name="P14"><text:span text:style-name="T15">The ability to move files is nice to have.</text:span></text:p>
              </text:list-item>
            </text:list>
            <text:list text:style-name="L8">
              <text:list-item>
                <text:p text:style-name="P14"><text:span text:style-name="T15">Any data communications solution must remain functional if Internet connectivity is lost. </text:span></text:p>
              </text:list-item>
            </text:list>
            <text:list text:style-name="L8">
              <text:list-item>
                <text:p text:style-name="P14"><text:span text:style-name="T15">Data communications must not depend on the use of client computers or computer networks. 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16">Clients may not have computers available. (i.e. No computer at the table in the board room, or no computer in a shelter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5"><text:span text:style-name="T16">If there is a computer, users may not have admin rights to add software and the client network may be the proble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5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11"><text:span text:style-name="T12">DATA REQUIREMENTS</text:span></text:p>
          </draw:text-box>
        </draw:frame>
        <draw:frame presentation:style-name="pr5" draw:text-style-name="P1" draw:layer="layout" svg:width="22.86cm" svg:height="13.17cm" svg:x="1.27cm" svg:y="4.282cm" presentation:class="outline" presentation:user-transformed="true">
          <draw:text-box>
            <text:list text:style-name="L8">
              <text:list-item>
                <text:p text:style-name="P14"><text:span text:style-name="T15">The end user computer must be co-located with the clients, the same as voice.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3">Requires solutions for sealed buildings</text:span></text:p>
                  </text:list-item>
                </text:list>
              </text:list-item>
            </text:list>
            <text:list text:style-name="L8">
              <text:list-item>
                <text:p text:style-name="P14"><text:span text:style-name="T15">The packet network must be dedicated for Emergency Communications, meaning no automated end user systems. (Need clear channel)</text:span></text:p>
              </text:list-item>
            </text:list>
            <text:list text:style-name="L8">
              <text:list-item>
                <text:p text:style-name="P14"><text:span text:style-name="T15">The user interface must be simple to operate, so it can be used directly by client staff.</text:span></text:p>
              </text:list-item>
            </text:list>
            <text:list text:style-name="L8">
              <text:list-item>
                <text:list>
                  <text:list-item>
                    <text:p text:style-name="P17"><text:span text:style-name="T13">Keyboard to Keyboard communications using packet is a solution of last resort. </text:span></text:p>
                  </text:list-item>
                </text:list>
              </text:list-item>
            </text:list>
            <text:list text:style-name="L8">
              <text:list-item>
                <text:p text:style-name="P18"><text:span text:style-name="T13"/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6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OLUTION CONSIDERATION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11"><text:span text:style-name="T12">SOLUTION CONSIDERATIONS</text:span></text:p>
          </draw:text-box>
        </draw:frame>
        <draw:frame presentation:style-name="pr6" draw:text-style-name="P1" draw:layer="layout" svg:width="22.41cm" svg:height="12.752cm" svg:x="1.72cm" svg:y="4.254cm" presentation:class="outline" presentation:user-transformed="true">
          <draw:text-box>
            <text:list text:style-name="L8">
              <text:list-item>
                <text:p text:style-name="P19"><text:span text:style-name="T17">Ottawa ARES will focus on 1200 baud VHF Packet to provide data communications.</text:span></text:p>
              </text:list-item>
            </text:list>
            <text:list text:style-name="L8">
              <text:list-item>
                <text:p text:style-name="P19"><text:span text:style-name="T17">Soundcard packet is not viewed as robust enough for emergency communications</text:span></text:p>
              </text:list-item>
            </text:list>
            <text:list text:style-name="L8">
              <text:list-item>
                <text:p text:style-name="P19"><text:span text:style-name="T17">DStar is not viewed as a viable solution at this time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8">There is a DStar 1.2GHz data repeater in Ottawa, however significant cost, only 1 repeater and its robustness is unknown, DStar is not useful for Mutual Aid.</text:span></text:p>
                  </text:list-item>
                </text:list>
              </text:list-item>
            </text:list>
            <text:list text:style-name="L8">
              <text:list-item>
                <text:p text:style-name="P19"><text:span text:style-name="T17">HF for Winlink is not viewed as a viable solution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18">The cost and complexity of setting up HF stations for each location, or setting up an HF gateway with local routing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1"><text:span text:style-name="T18">The need to send each message twice in order to provide local coverage. (Send message out on HF and get it back on HF).</text:span></text:p>
                  </text:list-item>
                </text:list>
              </text:list-item>
            </text:list>
            <text:list text:style-name="L8">
              <text:list-item>
                <text:p text:style-name="P22"><text:span text:style-name="T18"/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7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C CONDISERATION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11"><text:span text:style-name="T12">PC CONDISERATIONS</text:span></text:p>
          </draw:text-box>
        </draw:frame>
        <draw:frame presentation:style-name="pr7" draw:text-style-name="P1" draw:layer="layout" svg:width="21.916cm" svg:height="13.702cm" svg:x="1.72cm" svg:y="3.937cm" presentation:class="outline" presentation:user-transformed="true">
          <draw:text-box>
            <text:list text:style-name="L8">
              <text:list-item>
                <text:p text:style-name="P23"><text:span text:style-name="T15">Computers need occasional Internet access, for install of some applications and updates</text:span></text:p>
              </text:list-item>
            </text:list>
            <text:list text:style-name="L8">
              <text:list-item>
                <text:p text:style-name="P23"><text:span text:style-name="T15">Need to think about new minimum HW/SW baseline for current applications: P3 1GHz 256K RAM, Win 2K or XP OS </text:span></text:p>
              </text:list-item>
            </text:list>
            <text:list text:style-name="L8">
              <text:list-item>
                <text:list>
                  <text:list-item>
                    <text:p text:style-name="P24"><text:span text:style-name="T13">Pentium 1 &amp; 2 hardware becoming obsolete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5"><text:span text:style-name="T14">Not enough memory, processing too slow, can’t support required operating systems. Includes laptops and fixed site PCs. 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4"><text:span text:style-name="T13">Windows 95/98 OS becoming obsolete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14">Current generation of applications using software components that don’t run on less than Win2K/XP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19"><text:span text:style-name="T13">Printers - $100 Laser printers may be an option</text:span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8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PPLICATIONS BEING INVESTIGATED IN OTTAWA" draw:style-name="dp3" draw:master-page-name="Default" presentation:presentation-page-layout-name="AL2T1" presentation:use-footer-name="ftr1">
        <draw:frame presentation:style-name="pr2" draw:text-style-name="P1" draw:layer="layout" svg:width="22.86cm" svg:height="3.309cm" svg:x="1.27cm" svg:y="0.696cm" presentation:class="title" presentation:user-transformed="true">
          <draw:text-box>
            <text:p text:style-name="P11"><text:span text:style-name="T12">APPLICATIONS BEING INVESTIGATED IN OTTAWA</text:span></text:p>
          </draw:text-box>
        </draw:frame>
        <draw:frame presentation:style-name="pr8" draw:text-style-name="P1" draw:layer="layout" svg:width="22.86cm" svg:height="12.543cm" svg:x="1.27cm" svg:y="4.921cm" presentation:class="outline" presentation:user-transformed="true">
          <draw:text-box>
            <text:list text:style-name="L8">
              <text:list-item>
                <text:p text:style-name="P27"><text:span text:style-name="T19">OUTPOST</text:span></text:p>
              </text:list-item>
            </text:list>
            <text:list text:style-name="L8">
              <text:list-item>
                <text:list>
                  <text:list-item>
                    <text:p text:style-name="P28"><text:span text:style-name="T17">Automated connectivity with point to point connections, BBS Mailbox and Winlink text emails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8"><text:span text:style-name="T17">Simple, robust BBS option</text:span></text:p>
                  </text:list-item>
                </text:list>
              </text:list-item>
            </text:list>
            <text:list text:style-name="L8">
              <text:list-item>
                <text:p text:style-name="P29"><text:span text:style-name="T19">WINLINK (Telpac, Paclink, EPMBO)</text:span></text:p>
              </text:list-item>
            </text:list>
            <text:list text:style-name="L8">
              <text:list-item>
                <text:list>
                  <text:list-item>
                    <text:p text:style-name="P28"><text:span text:style-name="T17">Supports email with attachmen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8"><text:span text:style-name="T17">Needs supporting gateway infrastructure</text:span></text:p>
                  </text:list-item>
                </text:list>
              </text:list-item>
            </text:list>
            <text:list text:style-name="L8">
              <text:list-item>
                <text:p text:style-name="P30"><text:span text:style-name="T19">AGW Packet Engine</text:span></text:p>
              </text:list-item>
            </text:list>
            <text:list text:style-name="L8">
              <text:list-item>
                <text:list>
                  <text:list-item>
                    <text:p text:style-name="P28"><text:span text:style-name="T17">Supports multiple users and multiple TNCs, allowing sharing of TNCs on same PC or over a network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8"><text:span text:style-name="T17">Supports TCP/IP over radio (If requir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9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HARDWARE TO BE INVESTIGATED IN OTTAWA" draw:style-name="dp3" draw:master-page-name="Default" presentation:presentation-page-layout-name="AL2T1" presentation:use-footer-name="ftr1">
        <draw:frame presentation:style-name="pr2" draw:text-style-name="P1" draw:layer="layout" svg:width="22.86cm" svg:height="3.309cm" svg:x="1.27cm" svg:y="0.696cm" presentation:class="title" presentation:user-transformed="true">
          <draw:text-box>
            <text:p text:style-name="P11"><text:span text:style-name="T12">HARDWARE TO BE INVESTIGATED IN OTTAWA</text:span></text:p>
          </draw:text-box>
        </draw:frame>
        <draw:frame presentation:style-name="pr9" draw:text-style-name="P1" draw:layer="layout" svg:width="22.86cm" svg:height="13.018cm" svg:x="1.296cm" svg:y="4.709cm" presentation:class="outline" presentation:user-transformed="true">
          <draw:text-box>
            <text:list text:style-name="L8">
              <text:list-item>
                <text:p text:style-name="P31"><text:span text:style-name="T20">Kantronics KPC3+ BBS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8">Supports multiple user BBS with tactical callsign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2"><text:span text:style-name="T18">Low power, simple, portable</text:span></text:p>
                  </text:list-item>
                </text:list>
              </text:list-item>
            </text:list>
            <text:list text:style-name="L8">
              <text:list-item>
                <text:p text:style-name="P33"><text:span text:style-name="T20">Multi-TNC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8">More than 1 TNC per radio (Support KISS &amp; Non KISS)</text:span></text:p>
                  </text:list-item>
                </text:list>
              </text:list-item>
            </text:list>
            <text:list text:style-name="L8">
              <text:list-item>
                <text:p text:style-name="P33"><text:span text:style-name="T20">TNC-X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8">KISS Mode TNC for about $120 CDN</text:span></text:p>
                  </text:list-item>
                </text:list>
              </text:list-item>
            </text:list>
            <text:list text:style-name="L8">
              <text:list-item>
                <text:p text:style-name="P34"><text:span text:style-name="T20">WiFi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8">Extend data (and voice) over LAN</text:span></text:p>
                  </text:list-item>
                </text:list>
              </text:list-item>
            </text:list>
            <text:list text:style-name="L8">
              <text:list-item>
                <text:p text:style-name="P34"><text:span text:style-name="T20">RS232 Extensions</text:span></text:p>
              </text:list-item>
            </text:list>
            <text:list text:style-name="L8">
              <text:list-item>
                <text:list>
                  <text:list-item>
                    <text:p text:style-name="P32"><text:span text:style-name="T18">Bluetooth &amp; LAN wireless RS232 exten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0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EPMBO 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11">EPMBO </text:p>
          </draw:text-box>
        </draw:frame>
        <draw:frame presentation:style-name="pr5" draw:text-style-name="P1" draw:layer="layout" svg:width="22.86cm" svg:height="12.573cm" svg:x="1.27cm" svg:y="4.445cm" presentation:class="outline" presentation:user-transformed="true">
          <draw:text-box>
            <text:list text:style-name="L8">
              <text:list-item>
                <text:p text:style-name="P35"><text:span text:style-name="T21">Currently installing an EPMBO which is like a Telpac gateway with local routing capability if Internet connectivity is lost.</text:span></text:p>
              </text:list-item>
            </text:list>
            <text:list text:style-name="L8">
              <text:list-item>
                <text:p text:style-name="P35"><text:span text:style-name="T21">Includes P4 3GHz PC with 1 GB RAM, Windows XP Pro, High speed internet with static IP address and UPS backup.</text:span></text:p>
              </text:list-item>
            </text:list>
            <text:list text:style-name="L8">
              <text:list-item>
                <text:p text:style-name="P35"><text:span text:style-name="T21">Currently located at VE3BQP, but planned to move to OFS dispatch once Internet access is resolved.</text:span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1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12" draw:style-name="dp3" draw:master-page-name="Default" presentation:use-footer-name="ftr1">
        <draw:custom-shape draw:style-name="gr10" draw:text-style-name="P1" draw:layer="layout" svg:width="13.944cm" svg:height="7.92cm" svg:x="3.942cm" svg:y="6.72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5.523cm" svg:height="2.965cm" svg:x="8.187cm" svg:y="9.274cm">
          <text:p text:style-name="P2"><text:span text:style-name="T22">Wide Area</text:span></text:p>
          <text:p text:style-name="P2"><text:span text:style-name="T22"><text:s/></text:span><text:span text:style-name="T22">VHF Local Access</text:span></text:p>
          <text:p text:style-name="P2"><text:span text:style-name="T22">Packet Network</text:span></text:p>
          <text:p text:style-name="P2"><text:span text:style-name="T22">145.030</text:span></text:p>
          <draw:enhanced-geometry svg:viewBox="0 0 21600 21600" draw:type="mso-spt202" draw:enhanced-path="M 0 0 L 21600 0 21600 21600 0 21600 0 0 Z N"/>
        </draw:custom-shape>
        <draw:custom-shape draw:style-name="gr11" draw:text-style-name="P1" draw:id="id7" draw:layer="layout" svg:width="3.14cm" svg:height="1.323cm" svg:x="2.372cm" svg:y="10.676cm">
          <text:p text:style-name="P36"><text:span text:style-name="T23">City EOC</text:span></text:p>
          <text:p text:style-name="P37"><text:span text:style-name="T6">VE3O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id="id5" draw:layer="layout" svg:width="3.14cm" svg:height="2.253cm" svg:x="4.758cm" svg:y="12.828cm">
          <text:p text:style-name="P36"><text:span text:style-name="T23">Red Cross</text:span></text:p>
          <text:p text:style-name="P37"><text:span text:style-name="T6">Ottawa</text:span></text:p>
          <text:p text:style-name="P37"><text:span text:style-name="T6">VA3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.14cm" svg:height="1.323cm" svg:x="2.928cm" svg:y="7.951cm">
          <text:p text:style-name="P36"><text:span text:style-name="T24">Telpac</text:span></text:p>
          <text:p text:style-name="P37"><text:span text:style-name="T25">VE3BQP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id="id6" draw:layer="layout" svg:width="3.14cm" svg:height="2.438cm" svg:x="9.741cm" svg:y="13.516cm">
          <text:p text:style-name="P36"><text:span text:style-name="T26">EMRG</text:span></text:p>
          <text:p text:style-name="P37"><text:span text:style-name="T27">Control Stns</text:span></text:p>
          <text:p text:style-name="P37"><text:span text:style-name="T27">VA3OCE-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3.933cm" svg:height="5.353cm" svg:x="7.788cm" svg:y="3.51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11" draw:layer="layout" svg:width="3.14cm" svg:height="1.323cm" svg:x="8.171cm" svg:y="6.456cm">
          <text:p text:style-name="P36"><text:span text:style-name="T23">EPMBO</text:span></text:p>
          <text:p text:style-name="P37"><text:span text:style-name="T6">VA3O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.14cm" svg:height="1.323cm" svg:x="8.171cm" svg:y="3.81cm">
          <text:p text:style-name="P36"><text:span text:style-name="T23">DIGI</text:span></text:p>
          <text:p text:style-name="P37"><text:span text:style-name="T6">VE3O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.14cm" svg:height="1.323cm" svg:x="8.171cm" svg:y="5.133cm">
          <text:p text:style-name="P36"><text:span text:style-name="T23">BBS</text:span></text:p>
          <text:p text:style-name="P37"><text:span text:style-name="T6">VE3OCE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3.749cm" svg:height="0.793cm" svg:x="7.893cm" svg:y="8.083cm">
          <text:p text:style-name="P38"><text:span text:style-name="T28">OFS Dispatch</text:span></text:p>
          <draw:enhanced-geometry svg:viewBox="0 0 21600 21600" draw:type="mso-spt202" draw:enhanced-path="M 0 0 L 21600 0 21600 21600 0 21600 0 0 Z N"/>
        </draw:custom-shape>
        <draw:custom-shape draw:style-name="gr14" draw:text-style-name="P1" draw:id="id12" draw:layer="layout" svg:width="3.934cm" svg:height="3.73cm" svg:x="13.542cm" svg:y="5.1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id="id13" draw:layer="layout" svg:width="3.14cm" svg:height="1.323cm" svg:x="13.926cm" svg:y="5.464cm">
          <text:p text:style-name="P36"><text:span text:style-name="T23">DIGI</text:span></text:p>
          <text:p text:style-name="P37"><text:span text:style-name="T6">VA3O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id="id14" draw:layer="layout" svg:width="3.14cm" svg:height="1.322cm" svg:x="13.926cm" svg:y="6.787cm">
          <text:p text:style-name="P36"><text:span text:style-name="T23">BBS</text:span></text:p>
          <text:p text:style-name="P37"><text:span text:style-name="T6">VA3OFS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id="id15" draw:layer="layout" svg:width="2.949cm" svg:height="0.793cm" svg:x="13.992cm" svg:y="8.114cm">
          <text:p text:style-name="P38"><text:span text:style-name="T29">Barrhaven</text:span></text:p>
          <draw:enhanced-geometry svg:viewBox="0 0 21600 21600" draw:type="mso-spt202" draw:enhanced-path="M 0 0 L 21600 0 21600 21600 0 21600 0 0 Z N"/>
        </draw:custom-shape>
        <draw:custom-shape draw:style-name="gr11" draw:text-style-name="P1" draw:id="id9" draw:layer="layout" svg:width="3.14cm" svg:height="1.323cm" svg:x="16.316cm" svg:y="9.856cm">
          <text:p text:style-name="P36"><text:span text:style-name="T23">Shelter Kit</text:span></text:p>
          <text:p text:style-name="P37"><text:span text:style-name="T6">VA3EMV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id="id10" draw:layer="layout" svg:width="3.14cm" svg:height="1.323cm" svg:x="16.316cm" svg:y="11.373cm">
          <text:p text:style-name="P36"><text:span text:style-name="T23">Shelter Kit</text:span></text:p>
          <text:p text:style-name="P37"><text:span text:style-name="T6">VA3EMV-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id="id8" draw:layer="layout" svg:width="3.14cm" svg:height="1.323cm" svg:x="13.992cm" svg:y="13.322cm">
          <text:p text:style-name="P36"><text:span text:style-name="T23">CS SCC</text:span></text:p>
          <text:p text:style-name="P37"><text:span text:style-name="T6">VA3EMV-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22.86cm" svg:height="3.175cm" svg:x="1.27cm" svg:y="0.101cm">
          <text:p text:style-name="P2"><text:span text:style-name="T30">PROPOSED NETWORK</text:span></text:p>
          <draw:enhanced-geometry svg:viewBox="0 0 21600 21600" draw:type="rectangle" draw:enhanced-path="M 0 0 L 21600 0 21600 21600 0 21600 0 0 Z N"/>
        </draw:custom-shape>
        <draw:g draw:id="id16">
          <draw:g>
            <draw:line draw:style-name="gr17" draw:text-style-name="P4" draw:layer="layout" svg:x1="21.611cm" svg:y1="4.581cm" svg:x2="19.468cm" svg:y2="4.581cm">
              <text:p/>
            </draw:line>
            <draw:line draw:style-name="gr18" draw:text-style-name="P4" draw:layer="layout" svg:x1="20.05cm" svg:y1="5.37cm" svg:x2="20.05cm" svg:y2="3.809cm">
              <text:p/>
            </draw:line>
            <draw:line draw:style-name="gr19" draw:text-style-name="P4" draw:layer="layout" svg:x1="20.58cm" svg:y1="5.37cm" svg:x2="20.58cm" svg:y2="3.809cm">
              <text:p/>
            </draw:line>
            <draw:line draw:style-name="gr18" draw:text-style-name="P4" draw:layer="layout" svg:x1="21.113cm" svg:y1="5.37cm" svg:x2="21.113cm" svg:y2="3.809cm">
              <text:p/>
            </draw:line>
            <draw:line draw:style-name="gr18" draw:text-style-name="P4" draw:layer="layout" svg:x1="21.611cm" svg:y1="5.37cm" svg:x2="21.611cm" svg:y2="3.809cm">
              <text:p/>
            </draw:line>
          </draw:g>
          <draw:custom-shape draw:style-name="gr3" draw:text-style-name="P1" draw:layer="layout" svg:width="2.538cm" svg:height="0.869cm" svg:x="21.617cm" svg:y="4.233cm">
            <text:p text:style-name="P39"><text:span text:style-name="T23">145.010</text:span></text:p>
            <draw:enhanced-geometry svg:viewBox="0 0 21600 21600" draw:type="mso-spt202" draw:enhanced-path="M 0 0 L 21600 0 21600 21600 0 21600 0 0 Z N"/>
          </draw:custom-shape>
          <draw:custom-shape draw:style-name="gr20" draw:text-style-name="P1" draw:layer="layout" svg:width="8.202cm" svg:height="3.62cm" svg:x="11.324cm" svg:y="3.515cm">
            <text:p/>
            <draw:enhanced-geometry svg:viewBox="0 0 1860 821" draw:type="non-primitive" draw:enhanced-path="M 1860 235  C 1732 249 1605 263 1548 235  C 1491 207 1571 98 1518 67  C 1465 36 1412 52 1230 49  C 1048 46 586 0 426 49  C 266 98 296 251 270 343  C 244 435 274 527 270 601  C 266 675 291 753 246 787  C 201 821 41 802 0 805  N"/>
          </draw:custom-shape>
        </draw:g>
        <draw:g draw:id="id17">
          <draw:g>
            <draw:line draw:style-name="gr17" draw:text-style-name="P4" draw:layer="layout" svg:x1="21.598cm" svg:y1="6.711cm" svg:x2="19.455cm" svg:y2="6.711cm">
              <text:p/>
            </draw:line>
            <draw:line draw:style-name="gr18" draw:text-style-name="P4" draw:layer="layout" svg:x1="20.037cm" svg:y1="7.5cm" svg:x2="20.037cm" svg:y2="5.939cm">
              <text:p/>
            </draw:line>
            <draw:line draw:style-name="gr19" draw:text-style-name="P4" draw:layer="layout" svg:x1="20.567cm" svg:y1="7.5cm" svg:x2="20.567cm" svg:y2="5.939cm">
              <text:p/>
            </draw:line>
            <draw:line draw:style-name="gr18" draw:text-style-name="P4" draw:layer="layout" svg:x1="21.1cm" svg:y1="7.5cm" svg:x2="21.1cm" svg:y2="5.939cm">
              <text:p/>
            </draw:line>
            <draw:line draw:style-name="gr18" draw:text-style-name="P4" draw:layer="layout" svg:x1="21.598cm" svg:y1="7.5cm" svg:x2="21.598cm" svg:y2="5.939cm">
              <text:p/>
            </draw:line>
          </draw:g>
          <draw:custom-shape draw:style-name="gr3" draw:text-style-name="P1" draw:layer="layout" svg:width="2.538cm" svg:height="0.869cm" svg:x="21.617cm" svg:y="6.275cm">
            <text:p text:style-name="P39"><text:span text:style-name="T23">145.050</text:span></text:p>
            <draw:enhanced-geometry svg:viewBox="0 0 21600 21600" draw:type="mso-spt202" draw:enhanced-path="M 0 0 L 21600 0 21600 21600 0 21600 0 0 Z N"/>
          </draw:custom-shape>
          <draw:custom-shape draw:style-name="gr20" draw:text-style-name="P1" draw:layer="layout" svg:width="8.149cm" svg:height="3.219cm" svg:x="11.324cm" svg:y="4.366cm">
            <text:p/>
            <draw:enhanced-geometry svg:viewBox="0 0 1848 730" draw:type="non-primitive" draw:enhanced-path="M 1848 528  C 1813 528 1778 528 1728 528  C 1678 528 1591 570 1548 528  C 1505 486 1484 343 1470 276  C 1456 209 1468 165 1464 126  C 1460 87 1480 57 1446 42  C 1412 27 1385 37 1260 36  C 1135 35 830 36 696 36  C 562 36 504 0 456 36  C 408 72 416 165 408 252  C 400 339 409 490 408 558  C 407 626 421 633 402 660  C 383 687 361 710 294 720  C 227 730 49 720 0 720 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6cm" svg:x="3.175cm" svg:y="1.904cm" draw:page-number="12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lide 13" draw:style-name="dp3" draw:master-page-name="Default" presentation:use-footer-name="ftr1">
        <draw:custom-shape draw:style-name="gr21" draw:text-style-name="P1" draw:layer="layout" svg:width="6.01cm" svg:height="3.867cm" svg:x="1.879cm" svg:y="6.73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5.001cm" svg:height="1.218cm" svg:x="1.962cm" svg:y="22.595cm">
          <text:p text:style-name="P40"><text:span text:style-name="T31">AGW Terminal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199cm" svg:height="5.168cm" svg:x="15.046cm" svg:y="6.218cm">
          <text:p text:style-name="P40"><text:span text:style-name="T32">A</text:span></text:p>
          <text:p text:style-name="P40"><text:span text:style-name="T32">G</text:span></text:p>
          <text:p text:style-name="P40"><text:span text:style-name="T32">W</text:span></text:p>
          <text:p text:style-name="P40"><text:span text:style-name="T32">P</text:span></text:p>
          <text:p text:style-name="P40"><text:span text:style-name="T32">E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5.001cm" svg:height="1.2cm" svg:x="10.045cm" svg:y="7.298cm">
          <text:p text:style-name="P40"><text:span text:style-name="T31">Outpost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16.245cm" svg:y1="6.584cm" svg:x2="18.424cm" svg:y2="6.584cm">
          <text:p/>
        </draw:line>
        <draw:g>
          <draw:custom-shape draw:style-name="gr24" draw:text-style-name="P1" draw:layer="layout" svg:width="1.693cm" svg:height="0.635cm" svg:x="18.45cm" svg:y="6.266cm">
            <text:p text:style-name="P40"><text:span text:style-name="T6">TNC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1.693cm" svg:height="0.635cm" svg:x="18.45cm" svg:y="5.631cm">
            <text:p text:style-name="P40"><text:span text:style-name="T33">Radio</text:span></text:p>
            <draw:enhanced-geometry svg:viewBox="0 0 21600 21600" draw:type="rectangle" draw:enhanced-path="M 0 0 L 21600 0 21600 21600 0 21600 0 0 Z N"/>
          </draw:custom-shape>
          <draw:line draw:style-name="gr18" draw:text-style-name="P4" draw:layer="layout" svg:x1="19.297cm" svg:y1="5.631cm" svg:x2="19.297cm" svg:y2="5.547cm">
            <text:p/>
          </draw:line>
          <draw:line draw:style-name="gr18" draw:text-style-name="P4" draw:layer="layout" svg:x1="19.297cm" svg:y1="5.546cm" svg:x2="19.508cm" svg:y2="5.123cm">
            <text:p/>
          </draw:line>
          <draw:line draw:style-name="gr18" draw:text-style-name="P4" draw:layer="layout" svg:x1="19.297cm" svg:y1="5.546cm" svg:x2="19.085cm" svg:y2="5.123cm">
            <text:p/>
          </draw:line>
          <draw:line draw:style-name="gr18" draw:text-style-name="P4" draw:layer="layout" svg:x1="19.085cm" svg:y1="5.124cm" svg:x2="19.508cm" svg:y2="5.124cm">
            <text:p/>
          </draw:line>
        </draw:g>
        <draw:custom-shape draw:style-name="gr2" draw:text-style-name="P1" draw:layer="layout" svg:width="1.878cm" svg:height="0.853cm" svg:x="20.197cm" svg:y="5.874cm">
          <text:p text:style-name="P3"><text:span text:style-name="T6">TNC</text:span></text:p>
          <draw:enhanced-geometry svg:viewBox="0 0 21600 21600" draw:type="mso-spt202" draw:enhanced-path="M 0 0 L 21600 0 21600 21600 0 21600 0 0 Z N"/>
        </draw:custom-shape>
        <draw:custom-shape draw:style-name="gr25" draw:text-style-name="P1" draw:layer="layout" svg:width="5.001cm" svg:height="1.098cm" svg:x="10.045cm" svg:y="6.218cm">
          <text:p text:style-name="P2"><text:span text:style-name="T34">IP NETWORK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001cm" svg:height="1.199cm" svg:x="10.045cm" svg:y="8.498cm">
          <text:p text:style-name="P40"><text:span text:style-name="T35">Paclink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3.351cm" svg:height="1.445cm" svg:x="20.196cm" svg:y="7.769cm">
            <text:p text:style-name="P3"><text:span text:style-name="T6">Other Bands or Speeds</text:span></text:p>
            <draw:enhanced-geometry svg:viewBox="0 0 21600 21600" draw:type="mso-spt202" draw:enhanced-path="M 0 0 L 21600 0 21600 21600 0 21600 0 0 Z N"/>
          </draw:custom-shape>
          <draw:g>
            <draw:line draw:style-name="gr18" draw:text-style-name="P4" draw:layer="layout" svg:x1="16.25cm" svg:y1="8.739cm" svg:x2="18.45cm" svg:y2="8.739cm">
              <text:p/>
            </draw:line>
            <draw:g>
              <draw:custom-shape draw:style-name="gr24" draw:text-style-name="P1" draw:layer="layout" svg:width="1.692cm" svg:height="0.635cm" svg:x="18.45cm" svg:y="8.44cm">
                <text:p text:style-name="P40"><text:span text:style-name="T6">TNC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" draw:layer="layout" svg:width="1.692cm" svg:height="0.635cm" svg:x="18.45cm" svg:y="7.805cm">
                <text:p text:style-name="P40"><text:span text:style-name="T33">Radio</text:span></text:p>
                <draw:enhanced-geometry svg:viewBox="0 0 21600 21600" draw:type="rectangle" draw:enhanced-path="M 0 0 L 21600 0 21600 21600 0 21600 0 0 Z N"/>
              </draw:custom-shape>
              <draw:line draw:style-name="gr18" draw:text-style-name="P4" draw:layer="layout" svg:x1="19.296cm" svg:y1="7.805cm" svg:x2="19.296cm" svg:y2="7.721cm">
                <text:p/>
              </draw:line>
              <draw:line draw:style-name="gr18" draw:text-style-name="P4" draw:layer="layout" svg:x1="19.296cm" svg:y1="7.72cm" svg:x2="19.506cm" svg:y2="7.297cm">
                <text:p/>
              </draw:line>
              <draw:line draw:style-name="gr18" draw:text-style-name="P4" draw:layer="layout" svg:x1="19.294cm" svg:y1="7.72cm" svg:x2="19.083cm" svg:y2="7.297cm">
                <text:p/>
              </draw:line>
              <draw:line draw:style-name="gr18" draw:text-style-name="P4" draw:layer="layout" svg:x1="19.084cm" svg:y1="7.298cm" svg:x2="19.506cm" svg:y2="7.298cm">
                <text:p/>
              </draw:line>
            </draw:g>
          </draw:g>
        </draw:g>
        <draw:g>
          <draw:custom-shape draw:style-name="gr27" draw:text-style-name="P1" draw:layer="layout" svg:width="1.16cm" svg:height="2.257cm" draw:transform="rotate (-1.57079632679579) translate (17.302cm 10.089c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47 ?f46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?f29 -?f24 "/>
              <draw:equation draw:name="f31" draw:formula="?f29 -?f24 "/>
              <draw:equation draw:name="f32" draw:formula="?f30 *?f31 "/>
              <draw:equation draw:name="f33" draw:formula="?f28 -?f23 "/>
              <draw:equation draw:name="f34" draw:formula="?f28 -?f23 "/>
              <draw:equation draw:name="f35" draw:formula="?f33 *?f34 "/>
              <draw:equation draw:name="f36" draw:formula="?f32 +?f35 "/>
              <draw:equation draw:name="f37" draw:formula="sqrt(?f36 )"/>
              <draw:equation draw:name="f38" draw:formula="$1 +45"/>
              <draw:equation draw:name="f39" draw:formula="?f37 *sin(?f38 *(pi/180))"/>
              <draw:equation draw:name="f40" draw:formula="$1 +45"/>
              <draw:equation draw:name="f41" draw:formula="?f37 *cos(?f40 *(pi/180))"/>
              <draw:equation draw:name="f42" draw:formula="45"/>
              <draw:equation draw:name="f43" draw:formula="?f39 *sin(?f42 *(pi/180))"/>
              <draw:equation draw:name="f44" draw:formula="45"/>
              <draw:equation draw:name="f45" draw:formula="?f41 *sin(?f44 *(pi/180))"/>
              <draw:equation draw:name="f46" draw:formula="?f28 +?f43 "/>
              <draw:equation draw:name="f47" draw:formula="?f29 +?f45 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3" draw:text-style-name="P1" draw:layer="layout" svg:width="3.702cm" svg:height="0.853cm" svg:x="17.582cm" svg:y="10.248cm">
            <text:p text:style-name="P3"><text:span text:style-name="T25">Loopback Port</text:span></text:p>
            <draw:enhanced-geometry svg:viewBox="0 0 21600 21600" draw:type="mso-spt202" draw:enhanced-path="M 0 0 L 21600 0 21600 21600 0 21600 0 0 Z N"/>
          </draw:custom-shape>
        </draw:g>
        <draw:line draw:style-name="gr19" draw:text-style-name="P4" draw:layer="layout" svg:x1="8.352cm" svg:y1="6.747cm" svg:x2="8.352cm" svg:y2="11.007cm">
          <text:p/>
        </draw:line>
        <draw:custom-shape draw:style-name="gr22" draw:text-style-name="P1" draw:layer="layout" svg:width="5cm" svg:height="1.217cm" svg:x="2.505cm" svg:y="7.192cm">
          <text:p text:style-name="P40"><text:span text:style-name="T31">Outpost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7.889cm" svg:y1="7.805cm" svg:x2="8.352cm" svg:y2="7.801cm">
          <text:p/>
        </draw:line>
        <draw:custom-shape draw:style-name="gr26" draw:text-style-name="P1" draw:layer="layout" svg:width="5cm" svg:height="1.217cm" svg:x="2.505cm" svg:y="9.031cm">
          <text:p text:style-name="P40"><text:span text:style-name="T35">EMAIL Client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8.352cm" svg:y1="6.747cm" svg:x2="10.045cm" svg:y2="6.756cm">
          <text:p/>
        </draw:line>
        <draw:custom-shape draw:style-name="gr2" draw:text-style-name="P1" draw:layer="layout" svg:width="4.259cm" svg:height="1.267cm" draw:transform="rotate (1.5707963267946) translate (8.352cm 10.992cm)">
          <text:p text:style-name="P41"><text:span text:style-name="T36">WiFi &amp;/or Wired IP Network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2.542cm" svg:height="1.556cm" svg:x="0.953cm" svg:y="0.957cm">
          <text:p text:style-name="P42"><text:span text:style-name="T37">Possible Shelter Data Solution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5.011cm" svg:height="0.853cm" svg:x="10.587cm" svg:y="5.124cm">
          <text:p text:style-name="P3"><text:span text:style-name="T38">Gateway Computer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4.481cm" svg:height="1.445cm" svg:x="2.888cm" svg:y="5.252cm">
          <text:p text:style-name="P2"><text:span text:style-name="T38">Multiple End User Computers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4.934cm" svg:height="1.445cm" svg:x="19.103cm" svg:y="3.232cm">
          <text:p text:style-name="P3"><text:span text:style-name="T6">Direct Connection, or RS232 Extension</text:span></text:p>
          <draw:enhanced-geometry svg:viewBox="0 0 21600 21600" draw:type="mso-spt202" draw:enhanced-path="M 0 0 L 21600 0 21600 21600 0 21600 0 0 Z N"/>
        </draw:custom-shape>
        <draw:line draw:style-name="gr28" draw:text-style-name="P4" draw:layer="layout" svg:x1="18.005cm" svg:y1="4.202cm" svg:x2="17.171cm" svg:y2="6.297cm">
          <text:p/>
        </draw:line>
        <draw:line draw:style-name="gr18" draw:text-style-name="P4" draw:layer="layout" svg:x1="18.005cm" svg:y1="4.202cm" svg:x2="19.085cm" svg:y2="4.202cm">
          <text:p/>
        </draw:line>
        <draw:g draw:id="id18">
          <draw:custom-shape draw:style-name="gr23" draw:text-style-name="P1" draw:layer="layout" svg:width="5.001cm" svg:height="1.199cm" svg:x="11.046cm" svg:y="14.949cm">
            <text:p text:style-name="P40"><text:span text:style-name="T31">Outpost</text:span></text:p>
            <draw:enhanced-geometry svg:viewBox="0 0 21600 21600" draw:type="rectangle" draw:enhanced-path="M 0 0 L 21600 0 21600 21600 0 21600 0 0 Z N"/>
          </draw:custom-shape>
          <draw:line draw:style-name="gr18" draw:text-style-name="P4" draw:layer="layout" svg:x1="16.082cm" svg:y1="15.659cm" svg:x2="18.261cm" svg:y2="15.659cm">
            <text:p/>
          </draw:line>
          <draw:g>
            <draw:custom-shape draw:style-name="gr24" draw:text-style-name="P1" draw:layer="layout" svg:width="1.693cm" svg:height="0.635cm" svg:x="18.287cm" svg:y="15.341cm">
              <text:p text:style-name="P40"><text:span text:style-name="T6">TNC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" draw:layer="layout" svg:width="1.693cm" svg:height="0.635cm" svg:x="18.287cm" svg:y="14.706cm">
              <text:p text:style-name="P40"><text:span text:style-name="T33">Radio</text:span></text:p>
              <draw:enhanced-geometry svg:viewBox="0 0 21600 21600" draw:type="rectangle" draw:enhanced-path="M 0 0 L 21600 0 21600 21600 0 21600 0 0 Z N"/>
            </draw:custom-shape>
            <draw:line draw:style-name="gr18" draw:text-style-name="P4" draw:layer="layout" svg:x1="19.134cm" svg:y1="14.706cm" svg:x2="19.134cm" svg:y2="14.622cm">
              <text:p/>
            </draw:line>
            <draw:line draw:style-name="gr18" draw:text-style-name="P4" draw:layer="layout" svg:x1="19.134cm" svg:y1="14.621cm" svg:x2="19.345cm" svg:y2="14.198cm">
              <text:p/>
            </draw:line>
            <draw:line draw:style-name="gr18" draw:text-style-name="P4" draw:layer="layout" svg:x1="19.134cm" svg:y1="14.621cm" svg:x2="18.922cm" svg:y2="14.198cm">
              <text:p/>
            </draw:line>
            <draw:line draw:style-name="gr18" draw:text-style-name="P4" draw:layer="layout" svg:x1="18.922cm" svg:y1="14.199cm" svg:x2="19.345cm" svg:y2="14.199cm">
              <text:p/>
            </draw:line>
          </draw:g>
          <draw:custom-shape draw:style-name="gr2" draw:text-style-name="P1" draw:layer="layout" svg:width="1.879cm" svg:height="0.853cm" svg:x="20.033cm" svg:y="14.949cm">
            <text:p text:style-name="P3"><text:span text:style-name="T6">TNC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1" draw:layer="layout" svg:width="5.011cm" svg:height="0.853cm" svg:x="10.988cm" svg:y="14.199cm">
            <text:p text:style-name="P3"><text:span text:style-name="T38">Gateway Computer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1" draw:layer="layout" svg:width="5.159cm" svg:height="0.937cm" svg:x="5.309cm" svg:y="15.042cm">
            <text:p text:style-name="P3"><text:span text:style-name="T23">Fallback Solution</text:span></text:p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6cm" svg:x="3.175cm" svg:y="1.904cm" draw:page-number="13" presentation:class="page"/>
          <draw:frame presentation:style-name="pr1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317cm" draw:distance="0.23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Arial Blac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40pt" fo:font-style="normal" fo:text-shadow="none" style:text-underline-style="none" fo:font-weight="normal" style:font-family-asian="'Bitstream Vera Sans'" style:font-family-generic-asian="system" style:font-pitch-asian="variable" style:font-size-asian="40pt" style:font-style-asian="normal" style:font-weight-asian="normal" style:font-family-complex="'Bitstream Vera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10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10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</style:style>
    <style:style style:name="P8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9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fo:margin-left="0cm" fo:margin-right="0cm" text:enable-numbering="false" fo:text-indent="0cm" style:writing-mode="lr-tb"/>
    </style:style>
    <style:style style:name="P13" style:family="paragraph">
      <style:paragraph-properties fo:margin-left="0cm" fo:margin-right="0cm" fo:text-align="end" text:enable-numbering="false" fo:text-indent="0cm"/>
    </style:style>
    <style:style style:name="P14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family="Arial" style:font-family-generic="swiss" style:font-pitch="variable"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GB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647cm" svg:x="1.27cm" svg:y="0.527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custom-shape draw:style-name="gr3" draw:text-style-name="P5" draw:layer="backgroundobjects" svg:width="22.86cm" svg:height="1.059cm" svg:x="1.27cm" svg:y="17.568cm">
        <text:p/>
        <draw:enhanced-geometry svg:viewBox="0 0 21600 21600" draw:type="rectangle" draw:enhanced-path="M 0 0 L 21600 0 21600 21600 0 21600 0 0 Z N"/>
      </draw:custom-shape>
      <draw:custom-shape draw:style-name="gr4" draw:text-style-name="P5" draw:layer="backgroundobjects" svg:width="2.566cm" svg:height="0.853cm" svg:x="1.27cm" svg:y="17.568cm">
        <text:p text:style-name="P3"><text:span text:style-name="T2">emrg.ca</text:span></text:p>
        <draw:enhanced-geometry svg:viewBox="0 0 21600 21600" draw:type="mso-spt202" draw:enhanced-path="M 0 0 L 21600 0 21600 21600 0 21600 0 0 Z N"/>
      </draw:custom-shape>
      <draw:frame presentation:style-name="pr2" draw:text-style-name="P7" draw:layer="backgroundobjects" svg:width="16.757cm" svg:height="1.104cm" svg:x="4.197cm" svg:y="17.567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9" draw:layer="backgroundobjects" svg:width="3.029cm" svg:height="1.104cm" svg:x="21.1cm" svg:y="17.56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draw:rect draw:style-name="gr5" draw:text-style-name="P10" draw:layer="backgroundobjects" svg:width="19.05cm" svg:height="25.4cm" svg:x="0cm" svg:y="0cm">
          <text:p/>
        </draw:rect>
        <draw:frame presentation:style-name="pr4" draw:text-style-name="P12" draw:layer="backgroundobjects" svg:width="8.255cm" svg:height="1.271cm" svg:x="-0.001cm" svg:y="0cm" presentation:class="header">
          <draw:text-box>
            <text:p text:style-name="P11"><text:span text:style-name="T3"><presentation:header/></text:span></text:p>
          </draw:text-box>
        </draw:frame>
        <draw:frame presentation:style-name="pr4" draw:text-style-name="P14" draw:layer="backgroundobjects" svg:width="8.255cm" svg:height="1.271cm" svg:x="10.794cm" svg:y="0cm" presentation:class="date-time">
          <draw:text-box>
            <text:p text:style-name="P13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5" draw:text-style-name="P12" draw:layer="backgroundobjects" svg:width="8.255cm" svg:height="1.271cm" svg:x="-0.001cm" svg:y="24.129cm" presentation:class="footer">
          <draw:text-box>
            <text:p text:style-name="P11"><text:span text:style-name="T3"><presentation:footer/></text:span></text:p>
          </draw:text-box>
        </draw:frame>
        <draw:frame presentation:style-name="pr5" draw:text-style-name="P14" draw:layer="backgroundobjects" svg:width="8.255cm" svg:height="1.271cm" svg:x="10.794cm" svg:y="24.129cm" presentation:class="page-number">
          <draw:text-box>
            <text:p text:style-name="P13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No Slide Title</dc:title>
    <meta:initial-creator>Peter</meta:initial-creator>
    <meta:creation-date>2002-03-03T06:21:23</meta:creation-date>
    <dc:creator>Peter Gamble</dc:creator>
    <dc:date>2008-01-11T10:34:47</dc:date>
    <meta:print-date>2002-10-30T15:01:41</meta:print-date>
    <meta:editing-cycles>102</meta:editing-cycles>
    <meta:editing-duration>PT14H30M59S</meta:editing-duration>
    <meta:user-defined meta:name="Info 1"/>
    <meta:user-defined meta:name="Info 2"/>
    <meta:user-defined meta:name="Info 3"/>
    <meta:user-defined meta:name="Info 4"/>
    <meta:document-statistic meta:object-count="1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357cm" svg:height="2.365cm" draw:z-index="0"><draw:image xlink:href="Pictures/10000000000001C2000001BFF73641F8.jpg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2z0" style:family="text">
      <style:text-properties style:text-position="0% 100%"/>
    </style:style>
    <style:style style:name="WW8Num18z0" style:family="text">
      <style:text-properties style:text-position="0% 100%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794cm" text:min-label-width="0.635cm"/>
      </text:list-level-style-number>
      <text:list-level-style-number text:level="2" style:num-suffix="." style:num-format="a" style:num-letter-sync="true">
        <style:list-level-properties text:space-before="2.064cm" text:min-label-width="0.635cm"/>
      </text:list-level-style-number>
      <text:list-level-style-number text:level="3" style:num-suffix="." style:num-format="i">
        <style:list-level-properties text:min-label-width="3.969cm" text:min-label-distance="0.318cm" fo:text-align="end"/>
      </text:list-level-style-number>
      <text:list-level-style-number text:level="4" style:num-suffix="." style:num-format="1">
        <style:list-level-properties text:space-before="4.604cm" text:min-label-width="0.635cm"/>
      </text:list-level-style-number>
      <text:list-level-style-number text:level="5" style:num-suffix="." style:num-format="a" style:num-letter-sync="true">
        <style:list-level-properties text:space-before="5.874cm" text:min-label-width="0.635cm"/>
      </text:list-level-style-number>
      <text:list-level-style-number text:level="6" style:num-suffix="." style:num-format="i">
        <style:list-level-properties text:min-label-width="7.779cm" text:min-label-distance="0.318cm" fo:text-align="end"/>
      </text:list-level-style-number>
      <text:list-level-style-number text:level="7" style:num-suffix="." style:num-format="1">
        <style:list-level-properties text:space-before="8.414cm" text:min-label-width="0.635cm"/>
      </text:list-level-style-number>
      <text:list-level-style-number text:level="8" style:num-suffix="." style:num-format="a" style:num-letter-sync="true">
        <style:list-level-properties text:space-before="9.684cm" text:min-label-width="0.635cm"/>
      </text:list-level-style-number>
      <text:list-level-style-number text:level="9" style:num-suffix="." style:num-format="i">
        <style:list-level-properties text:min-label-width="11.58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0" style:num-format="1" text:start-value="4">
        <style:list-level-properties text:min-label-width="0.979cm"/>
      </text:list-level-style-number>
      <text:list-level-style-number text:level="2" style:num-format="1" text:display-levels="2">
        <style:list-level-properties text:space-before="1.27cm" text:min-label-width="0.979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format="1" text:start-value="8">
        <style:list-level-properties text:space-before="5.397cm" text:min-label-width="0.688cm"/>
      </text:list-level-style-number>
      <text:list-level-style-number text:level="4" style:num-format="1" text:start-value="8">
        <style:list-level-properties text:space-before="6.35cm" text:min-label-width="0.688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min-label-width="9.525cm" text:min-label-distance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min-label-width="13.3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format="1">
        <style:list-level-properties text:min-label-width="0.762cm"/>
      </text:list-level-style-number>
      <text:list-level-style-number text:level="2" style:num-prefix="3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prefix="Article " style:num-suffix="." style:num-format="I"/>
      <text:list-level-style-number text:level="2" style:num-prefix="Section " style:num-format="1" text:display-levels="2"/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